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06c6" officeooo:paragraph-rsid="000f06c6"/>
    </style:style>
    <style:style style:name="P2" style:family="paragraph" style:parent-style-name="Standard">
      <style:text-properties officeooo:paragraph-rsid="000f06c6"/>
    </style:style>
    <style:style style:name="T1" style:family="text">
      <style:text-properties officeooo:rsid="000f06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kacja Github Desktop jest znakomitym ułatwieniem w korzystaniu z tego systemu kontroli wersji, ponieważ umożliwia ona działanie bez używania konsoli.</text:p>
      <text:p text:style-name="P2"><text:span text:style-name="T1">Aby pobrać swoje repozytorium z serwera github należy przejść do opcji „File” &gt; „Clone repository” i wybrać interesujące nas repo.</text:span></text:p>
      <text:p text:style-name="P2"/>
      <text:p text:style-name="P1">Aplikacja github desktop wykrywa zmiany w plikach repozytorium i zaznacza co się w nich zmieniło. Dla celów rejestrowych należy podać nazwę zmiany tak, abyśmy mogli później bez problemu wiedzieć, co ona zawiera. Aplikacja proponuje nazwy, ale można wpisać własną.</text:p>
      <text:p text:style-name="P1"/>
      <text:p text:style-name="P1">Do zatwierdzenia zmian służy przycisk Commit. Aby załadować zmiany na serwer należy wcisnąć przycik „Push”.</text:p>
      <text:p text:style-name="P1"/>
      <text:p text:style-name="P1">Co jakiś czas program sprawdza czy na serwerze nie ma nowszej wersji repozytorium, ale można też to sprawdzenie wymusić wciskając przycisk „Fetch” i jeżeli są zmiany możemy je pobrać wciskając ten sam przycisk.</text:p>
      <text:p text:style-name="P1"/>
      <text:p text:style-name="P1">Program udostępnia również historię zmian, dzięki której można cofnąć niechciane zmian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Konrad Bryłowski</meta:initial-creator>
    <meta:creation-date>2020-04-20T15:44:53.319000000</meta:creation-date>
    <dc:date>2020-04-20T15:53:52.293000000</dc:date>
    <dc:creator>Konrad Bryłowski</dc:creator>
    <meta:editing-duration>PT9M</meta:editing-duration>
    <meta:editing-cycles>1</meta:editing-cycles>
    <meta:document-statistic meta:table-count="0" meta:image-count="0" meta:object-count="0" meta:page-count="1" meta:paragraph-count="6" meta:word-count="138" meta:character-count="951" meta:non-whitespace-character-count="819"/>
    <meta:generator>LibreOffice/6.3.3.2$Windows_X86_64 LibreOffice_project/a64200df03143b798afd1ec74a12ab50359878ed</meta:generator>
  </office:meta>
</office:document-meta>
</file>